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9000002D02FDAC318282005D3.png" manifest:media-type="image/png"/>
  <manifest:file-entry manifest:full-path="Pictures/10000000000002E7000002D0DC80905C43111E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fill="bitmap" draw:fill-image-name="Bitmap_20_1" style:repeat="stretch" draw:textarea-vertical-align="middle"/>
    </style:style>
    <style:style style:name="gr3" style:family="graphic" style:parent-style-name="standard">
      <style:graphic-properties svg:stroke-color="#996633" draw:fill-color="#cc9966" draw:textarea-horizontal-align="justify" draw:textarea-vertical-align="middle" draw:auto-grow-height="false" fo:min-height="3.974cm" fo:min-width="4.175cm"/>
    </style:style>
    <style:style style:name="gr4" style:family="graphic" style:parent-style-name="standard">
      <style:graphic-properties svg:stroke-color="#996633" draw:fill-color="#cc9966" draw:textarea-horizontal-align="justify" draw:textarea-vertical-align="middle" draw:auto-grow-height="false" fo:min-height="3.974cm" fo:min-width="4.174cm"/>
    </style:style>
    <style:style style:name="gr5" style:family="graphic" style:parent-style-name="standard">
      <style:graphic-properties svg:stroke-color="#996633" draw:fill-color="#cc9966" draw:textarea-horizontal-align="justify" draw:textarea-vertical-align="middle" draw:auto-grow-height="false" fo:min-height="2.74cm" fo:min-width="2.808cm"/>
    </style:style>
    <style:style style:name="gr6" style:family="graphic" style:parent-style-name="standard">
      <style:graphic-properties svg:stroke-color="#996633" draw:fill-color="#cc9966" draw:textarea-horizontal-align="justify" draw:textarea-vertical-align="middle" draw:auto-grow-height="false" fo:min-height="2.739cm" fo:min-width="2.806cm"/>
    </style:style>
    <style:style style:name="gr7" style:family="graphic" style:parent-style-name="standard">
      <style:graphic-properties svg:stroke-color="#996633" draw:fill-color="#cc9966" draw:textarea-horizontal-align="justify" draw:textarea-vertical-align="middle" draw:auto-grow-height="false" fo:min-height="2.739cm" fo:min-width="2.805cm"/>
    </style:style>
    <style:style style:name="gr8" style:family="graphic" style:parent-style-name="standard">
      <style:graphic-properties svg:stroke-color="#996633" draw:fill-color="#cc9966" draw:textarea-horizontal-align="justify" draw:textarea-vertical-align="middle" draw:auto-grow-height="false" fo:min-height="1.629cm" fo:min-width="1.58cm"/>
    </style:style>
    <style:style style:name="gr9" style:family="graphic" style:parent-style-name="standard">
      <style:graphic-properties svg:stroke-color="#996633" draw:fill-color="#cc9966" draw:textarea-horizontal-align="justify" draw:textarea-vertical-align="middle" draw:auto-grow-height="false" fo:min-height="1.628cm" fo:min-width="1.579cm"/>
    </style:style>
    <style:style style:name="gr10" style:family="graphic" style:parent-style-name="standard">
      <style:graphic-properties svg:stroke-color="#996633" draw:fill-color="#cc9966" draw:textarea-horizontal-align="justify" draw:textarea-vertical-align="middle" draw:auto-grow-height="false" fo:min-height="1.629cm" fo:min-width="1.581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996633" draw:fill-color="#cc9966" draw:textarea-horizontal-align="justify" draw:textarea-vertical-align="middle" draw:auto-grow-height="false" fo:min-height="1.147cm" fo:min-width="2.04cm"/>
    </style:style>
    <style:style style:name="gr13" style:family="graphic" style:parent-style-name="objectwithoutfill">
      <style:graphic-properties draw:stroke="solid" svg:stroke-width="0.018cm" svg:stroke-color="#996633" draw:marker-start-width="0.227cm" draw:marker-end-width="0.227cm" draw:fill="none" draw:textarea-vertical-align="middle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="bitmap" draw:fill-image-name="Bitmap_20_1" style:repeat="stretch"/>
      <style:paragraph-properties fo:text-align="center"/>
    </style:style>
    <style:style style:name="P3" style:family="paragraph">
      <loext:graphic-properties draw:fill-color="#cc9966"/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117cm" svg:height="4.747cm" draw:transform="skewX (-0.466002910282486) rotate (-0.466002910282486) translate (23.098cm 1.388cm)">
          <draw:image xlink:href="Pictures/10000000000002E9000002D02FDAC318282005D3.png" xlink:type="simple" xlink:show="embed" xlink:actuate="onLoad">
            <text:p/>
          </draw:image>
        </draw:frame>
        <draw:path draw:style-name="gr2" draw:text-style-name="P2" draw:layer="layout" svg:width="5.004cm" svg:height="4.287cm" draw:transform="skewX (0.419053553403838) rotate (0.419053553403839) translate (0.746cm 3.5447460904298cm)" svg:viewBox="0 0 5005 4288" svg:d="M0 4288c0-1429 0-2859 0-4288 1668 0 3337 0 5005 0 0 1429 0 2859 0 4288-1668 0-3337 0-5005 0z">
          <text:p/>
        </draw:path>
        <draw:custom-shape draw:style-name="gr3" draw:text-style-name="P3" draw:layer="layout" svg:width="4.675cm" svg:height="4.224cm" draw:transform="skewX (0.445931623884551) rotate (0.446106156809751) translate (5.35cm 3.645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674cm" svg:height="4.224cm" draw:transform="skewX (0.445931623884551) rotate (0.446106156809751) translate (5.546cm 3.64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674cm" svg:height="4.224cm" draw:transform="skewX (0.445931623884551) rotate (0.446106156809751) translate (5.741cm 3.64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675cm" svg:height="4.224cm" draw:transform="skewX (0.445931623884551) rotate (0.446106156809751) translate (5.936cm 3.64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308cm" svg:height="2.99cm" draw:transform="skewX (0.445582558034152) rotate (0.446106156809751) translate (7.657cm 9.25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306cm" svg:height="2.989cm" draw:transform="skewX (0.445931623884551) rotate (0.446106156809751) translate (7.796cm 9.25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05cm" svg:height="2.989cm" draw:transform="skewX (0.445931623884551) rotate (0.446106156809751) translate (7.935cm 9.259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308cm" svg:height="2.99cm" draw:transform="skewX (0.445582558034152) rotate (0.446106156809751) translate (8.071cm 9.259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08cm" svg:height="1.879cm" draw:transform="skewX (0.445757090959352) rotate (0.446106156809751) translate (9.611cm 13.615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079cm" svg:height="1.878cm" draw:transform="skewX (0.446455222660149) rotate (0.446106156809751) translate (9.699cm 13.61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079cm" svg:height="1.878cm" draw:transform="skewX (0.446106156809751) rotate (0.446106156809751) translate (9.784cm 13.617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081cm" svg:height="1.879cm" draw:transform="skewX (0.445408025108953) rotate (0.446106156809751) translate (9.87cm 13.61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308cm" svg:height="2.99cm" draw:transform="skewX (0.445582558034152) rotate (0.446106156809751) translate (8.243cm 9.259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306cm" svg:height="2.989cm" draw:transform="skewX (0.445931623884551) rotate (0.446106156809751) translate (8.382cm 9.261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05cm" svg:height="2.989cm" draw:transform="skewX (0.445931623884551) rotate (0.446106156809751) translate (8.521cm 9.26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308cm" svg:height="2.99cm" draw:transform="skewX (0.445582558034152) rotate (0.446106156809751) translate (8.657cm 9.26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081cm" svg:height="1.879cm" draw:transform="skewX (0.445408025108953) rotate (0.446106156809751) translate (9.999cm 13.615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079cm" svg:height="1.878cm" draw:transform="skewX (0.446106156809751) rotate (0.446106156809751) translate (10.087cm 13.61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079cm" svg:height="1.878cm" draw:transform="skewX (0.446455222660149) rotate (0.446106156809751) translate (10.173cm 13.61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08cm" svg:height="1.879cm" draw:transform="skewX (0.445757090959352) rotate (0.446106156809751) translate (10.259cm 13.61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08cm" svg:height="1.879cm" draw:transform="skewX (0.445757090959352) rotate (0.446106156809751) translate (10.39cm 13.615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079cm" svg:height="1.878cm" draw:transform="skewX (0.446455222660149) rotate (0.446106156809751) translate (10.478cm 13.61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079cm" svg:height="1.878cm" draw:transform="skewX (0.446455222660149) rotate (0.446106156809751) translate (10.564cm 13.61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08cm" svg:height="1.879cm" draw:transform="skewX (0.445757090959352) rotate (0.446106156809751) translate (10.65cm 13.617cm)">
          <text:p/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0.56cm" svg:y1="3.862cm" svg:x2="17.506cm" svg:y2="3.862cm">
          <text:p/>
        </draw:line>
        <draw:line draw:style-name="gr11" draw:text-style-name="P4" draw:layer="layout" svg:x1="12.048cm" svg:y1="9.568cm" svg:x2="16.017cm" svg:y2="9.568cm">
          <text:p/>
        </draw:line>
        <draw:line draw:style-name="gr11" draw:text-style-name="P4" draw:layer="layout" svg:x1="13.289cm" svg:y1="13.785cm" svg:x2="15.274cm" svg:y2="13.785cm">
          <text:p/>
        </draw:line>
        <draw:custom-shape draw:style-name="gr3" draw:text-style-name="P3" draw:layer="layout" svg:width="4.675cm" svg:height="4.225cm" draw:transform="skewX (-0.445582558034152) rotate (0.446106156809751) translate (18.816cm 3.67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4.675cm" svg:height="4.224cm" draw:transform="skewX (-0.445931623884551) rotate (0.446106156809751) translate (18.622cm 3.6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4.675cm" svg:height="4.224cm" draw:transform="skewX (-0.445931623884551) rotate (0.446106156809751) translate (18.427cm 3.6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3" draw:layer="layout" svg:width="4.675cm" svg:height="4.225cm" draw:transform="skewX (-0.445582558034152) rotate (0.446106156809751) translate (18.23cm 3.6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3.308cm" svg:height="2.991cm" draw:transform="skewX (-0.445582558034152) rotate (0.446106156809751) translate (17.743cm 9.2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3" draw:layer="layout" svg:width="3.305cm" svg:height="2.989cm" draw:transform="skewX (-0.445931623884551) rotate (0.446106156809751) translate (17.608cm 9.29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" draw:layer="layout" svg:width="3.305cm" svg:height="2.989cm" draw:transform="skewX (-0.445931623884551) rotate (0.446106156809751) translate (17.469cm 9.29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3.308cm" svg:height="2.991cm" draw:transform="skewX (-0.445582558034152) rotate (0.446106156809751) translate (17.329cm 9.29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" draw:layer="layout" svg:width="2.079cm" svg:height="1.879cm" draw:transform="skewX (-0.445408025108953) rotate (0.446106156809751) translate (16.897cm 13.64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3" draw:layer="layout" svg:width="2.079cm" svg:height="1.878cm" draw:transform="skewX (-0.446455222660149) rotate (0.446106156809751) translate (16.811cm 13.6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3" draw:layer="layout" svg:width="2.079cm" svg:height="1.877cm" draw:transform="skewX (-0.446106156809751) rotate (0.446106156809751) translate (16.726cm 13.6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" draw:layer="layout" svg:width="2.081cm" svg:height="1.879cm" draw:transform="skewX (-0.445408025108953) rotate (0.446106156809751) translate (16.636cm 13.6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3.308cm" svg:height="2.991cm" draw:transform="skewX (-0.445582558034152) rotate (0.446106156809751) translate (17.157cm 9.29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3" draw:layer="layout" svg:width="3.305cm" svg:height="2.989cm" draw:transform="skewX (-0.445931623884551) rotate (0.446106156809751) translate (17.022cm 9.29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" draw:layer="layout" svg:width="3.305cm" svg:height="2.989cm" draw:transform="skewX (-0.445931623884551) rotate (0.446106156809751) translate (16.883cm 9.29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3.308cm" svg:height="2.991cm" draw:transform="skewX (-0.445582558034152) rotate (0.446106156809751) translate (16.743cm 9.29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" draw:layer="layout" svg:width="2.081cm" svg:height="1.879cm" draw:transform="skewX (-0.445408025108953) rotate (0.446106156809751) translate (16.507cm 13.64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3" draw:layer="layout" svg:width="2.079cm" svg:height="1.877cm" draw:transform="skewX (-0.446106156809751) rotate (0.446106156809751) translate (16.423cm 13.6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3" draw:layer="layout" svg:width="2.079cm" svg:height="1.878cm" draw:transform="skewX (-0.446455222660149) rotate (0.446106156809751) translate (16.337cm 13.6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" draw:layer="layout" svg:width="2.079cm" svg:height="1.879cm" draw:transform="skewX (-0.445408025108953) rotate (0.446106156809751) translate (16.249cm 13.6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" draw:layer="layout" svg:width="2.079cm" svg:height="1.879cm" draw:transform="skewX (-0.445408025108953) rotate (0.446106156809751) translate (16.118cm 13.64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3" draw:layer="layout" svg:width="2.079cm" svg:height="1.878cm" draw:transform="skewX (-0.446455222660149) rotate (0.446106156809751) translate (16.032cm 13.6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3" draw:layer="layout" svg:width="2.079cm" svg:height="1.878cm" draw:transform="skewX (-0.446455222660149) rotate (0.446106156809751) translate (15.946cm 13.6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" draw:layer="layout" svg:width="2.079cm" svg:height="1.879cm" draw:transform="skewX (-0.445408025108953) rotate (0.446106156809751) translate (15.858cm 13.6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3" draw:layer="layout" svg:width="2.54cm" svg:height="1.397cm" svg:x="13.065cm" svg:y="16.24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3.192cm" svg:y1="16.24cm" svg:x2="13.192cm" svg:y2="17.637cm">
          <text:p/>
        </draw:line>
        <draw:line draw:style-name="gr13" draw:text-style-name="P4" draw:layer="layout" svg:x1="13.292cm" svg:y1="16.241cm" svg:x2="13.292cm" svg:y2="17.638cm">
          <text:p/>
        </draw:line>
        <draw:line draw:style-name="gr13" draw:text-style-name="P4" draw:layer="layout" svg:x1="13.392cm" svg:y1="16.241cm" svg:x2="13.392cm" svg:y2="17.638cm">
          <text:p/>
        </draw:line>
        <draw:line draw:style-name="gr13" draw:text-style-name="P4" draw:layer="layout" svg:x1="13.492cm" svg:y1="16.241cm" svg:x2="13.492cm" svg:y2="17.638cm">
          <text:p/>
        </draw:line>
        <draw:line draw:style-name="gr13" draw:text-style-name="P4" draw:layer="layout" svg:x1="13.592cm" svg:y1="16.241cm" svg:x2="13.592cm" svg:y2="17.638cm">
          <text:p/>
        </draw:line>
        <draw:line draw:style-name="gr13" draw:text-style-name="P4" draw:layer="layout" svg:x1="13.692cm" svg:y1="16.241cm" svg:x2="13.692cm" svg:y2="17.638cm">
          <text:p/>
        </draw:line>
        <draw:line draw:style-name="gr13" draw:text-style-name="P4" draw:layer="layout" svg:x1="13.792cm" svg:y1="16.241cm" svg:x2="13.792cm" svg:y2="17.638cm">
          <text:p/>
        </draw:line>
        <draw:line draw:style-name="gr13" draw:text-style-name="P4" draw:layer="layout" svg:x1="13.892cm" svg:y1="16.241cm" svg:x2="13.892cm" svg:y2="17.638cm">
          <text:p/>
        </draw:line>
        <draw:line draw:style-name="gr13" draw:text-style-name="P4" draw:layer="layout" svg:x1="13.992cm" svg:y1="16.241cm" svg:x2="13.992cm" svg:y2="17.638cm">
          <text:p/>
        </draw:line>
        <draw:line draw:style-name="gr13" draw:text-style-name="P4" draw:layer="layout" svg:x1="14.092cm" svg:y1="16.241cm" svg:x2="14.092cm" svg:y2="17.638cm">
          <text:p/>
        </draw:line>
        <draw:line draw:style-name="gr13" draw:text-style-name="P4" draw:layer="layout" svg:x1="14.192cm" svg:y1="16.241cm" svg:x2="14.192cm" svg:y2="17.638cm">
          <text:p/>
        </draw:line>
        <draw:line draw:style-name="gr13" draw:text-style-name="P4" draw:layer="layout" svg:x1="14.292cm" svg:y1="16.24cm" svg:x2="14.292cm" svg:y2="17.637cm">
          <text:p/>
        </draw:line>
        <draw:line draw:style-name="gr13" draw:text-style-name="P4" draw:layer="layout" svg:x1="14.392cm" svg:y1="16.241cm" svg:x2="14.392cm" svg:y2="17.638cm">
          <text:p/>
        </draw:line>
        <draw:line draw:style-name="gr13" draw:text-style-name="P4" draw:layer="layout" svg:x1="14.492cm" svg:y1="16.241cm" svg:x2="14.492cm" svg:y2="17.638cm">
          <text:p/>
        </draw:line>
        <draw:line draw:style-name="gr13" draw:text-style-name="P4" draw:layer="layout" svg:x1="14.592cm" svg:y1="16.241cm" svg:x2="14.592cm" svg:y2="17.638cm">
          <text:p/>
        </draw:line>
        <draw:line draw:style-name="gr13" draw:text-style-name="P4" draw:layer="layout" svg:x1="14.692cm" svg:y1="16.241cm" svg:x2="14.692cm" svg:y2="17.638cm">
          <text:p/>
        </draw:line>
        <draw:line draw:style-name="gr13" draw:text-style-name="P4" draw:layer="layout" svg:x1="14.792cm" svg:y1="16.241cm" svg:x2="14.792cm" svg:y2="17.638cm">
          <text:p/>
        </draw:line>
        <draw:line draw:style-name="gr13" draw:text-style-name="P4" draw:layer="layout" svg:x1="14.892cm" svg:y1="16.241cm" svg:x2="14.892cm" svg:y2="17.638cm">
          <text:p/>
        </draw:line>
        <draw:line draw:style-name="gr13" draw:text-style-name="P4" draw:layer="layout" svg:x1="14.992cm" svg:y1="16.241cm" svg:x2="14.992cm" svg:y2="17.638cm">
          <text:p/>
        </draw:line>
        <draw:line draw:style-name="gr13" draw:text-style-name="P4" draw:layer="layout" svg:x1="15.092cm" svg:y1="16.242cm" svg:x2="15.092cm" svg:y2="17.639cm">
          <text:p/>
        </draw:line>
        <draw:line draw:style-name="gr13" draw:text-style-name="P4" draw:layer="layout" svg:x1="15.192cm" svg:y1="16.242cm" svg:x2="15.192cm" svg:y2="17.639cm">
          <text:p/>
        </draw:line>
        <draw:line draw:style-name="gr13" draw:text-style-name="P4" draw:layer="layout" svg:x1="15.292cm" svg:y1="16.242cm" svg:x2="15.292cm" svg:y2="17.639cm">
          <text:p/>
        </draw:line>
        <draw:line draw:style-name="gr13" draw:text-style-name="P4" draw:layer="layout" svg:x1="15.392cm" svg:y1="16.242cm" svg:x2="15.392cm" svg:y2="17.639cm">
          <text:p/>
        </draw:line>
        <draw:line draw:style-name="gr13" draw:text-style-name="P4" draw:layer="layout" svg:x1="15.492cm" svg:y1="16.243cm" svg:x2="15.492cm" svg:y2="17.64cm">
          <text:p/>
        </draw:line>
        <draw:line draw:style-name="gr13" draw:text-style-name="P4" draw:layer="layout" svg:x1="13.092cm" svg:y1="16.241cm" svg:x2="13.092cm" svg:y2="17.638cm">
          <text:p/>
        </draw:line>
        <draw:line draw:style-name="gr13" draw:text-style-name="P4" draw:layer="layout" svg:x1="15.592cm" svg:y1="16.244cm" svg:x2="15.592cm" svg:y2="17.6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2E7000002D0DC80905C43111E4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7T15:33:55.436434636</meta:creation-date>
    <dc:date>2018-09-04T11:53:54.956672096</dc:date>
    <meta:editing-duration>PT11M52S</meta:editing-duration>
    <meta:editing-cycles>3</meta:editing-cycles>
    <meta:generator>LibreOffice/5.1.6.2$Linux_X86_64 LibreOffice_project/10m0$Build-2</meta:generator>
    <meta:document-statistic meta:object-count="80"/>
  </office:meta>
</office:document-meta>
</file>